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style:font-name="Consolas" fo:font-size="10pt" officeooo:rsid="03d255ea" officeooo:paragraph-rsid="03d255ea" style:font-size-asian="10pt" style:font-size-complex="10pt"/>
    </style:style>
    <style:style style:name="P63" style:family="paragraph" style:parent-style-name="Text_20_body">
      <style:text-properties style:font-name="Consolas" fo:font-size="10pt" officeooo:rsid="03e950b9" officeooo:paragraph-rsid="03e950b9" style:font-size-asian="10pt" style:font-size-complex="10pt"/>
    </style:style>
    <style:style style:name="P64" style:family="paragraph" style:parent-style-name="Text_20_body">
      <style:text-properties officeooo:rsid="03ca73bf" officeooo:paragraph-rsid="03ca73bf"/>
    </style:style>
    <style:style style:name="P65" style:family="paragraph" style:parent-style-name="Text_20_body">
      <style:text-properties officeooo:rsid="03cadc18" officeooo:paragraph-rsid="03cadc18"/>
    </style:style>
    <style:style style:name="P66" style:family="paragraph" style:parent-style-name="Text_20_body">
      <style:text-properties officeooo:rsid="03c2ad11" officeooo:paragraph-rsid="03c2ad11"/>
    </style:style>
    <style:style style:name="P67" style:family="paragraph" style:parent-style-name="Text_20_body">
      <style:text-properties officeooo:rsid="03d255ea" officeooo:paragraph-rsid="03d255ea"/>
    </style:style>
    <style:style style:name="P68" style:family="paragraph" style:parent-style-name="Text_20_body">
      <style:text-properties officeooo:rsid="03da7ce6" officeooo:paragraph-rsid="03da7ce6"/>
    </style:style>
    <style:style style:name="P69" style:family="paragraph" style:parent-style-name="Text_20_body">
      <style:text-properties officeooo:rsid="03daae27" officeooo:paragraph-rsid="03dc7750"/>
    </style:style>
    <style:style style:name="P70" style:family="paragraph" style:parent-style-name="Text_20_body">
      <style:text-properties officeooo:rsid="03df810c" officeooo:paragraph-rsid="03df810c"/>
    </style:style>
    <style:style style:name="P71" style:family="paragraph" style:parent-style-name="Text_20_body">
      <style:text-properties officeooo:rsid="03e3e861" officeooo:paragraph-rsid="03e2541e"/>
    </style:style>
    <style:style style:name="P72" style:family="paragraph" style:parent-style-name="Text_20_body">
      <style:text-properties officeooo:rsid="03e950b9" officeooo:paragraph-rsid="03e950b9"/>
    </style:style>
    <style:style style:name="P73" style:family="paragraph" style:parent-style-name="Index">
      <style:paragraph-properties fo:text-align="start" style:justify-single-word="false"/>
      <style:text-properties officeooo:rsid="0002d659" officeooo:paragraph-rsid="0002d659"/>
    </style:style>
    <style:style style:name="P74" style:family="paragraph" style:parent-style-name="Index">
      <style:paragraph-properties fo:text-align="start" style:justify-single-word="false"/>
      <style:text-properties officeooo:paragraph-rsid="0002d659"/>
    </style:style>
    <style:style style:name="P75" style:family="paragraph" style:parent-style-name="Standard" style:master-page-name="First_20_Page">
      <style:paragraph-properties style:page-number="auto"/>
      <style:text-properties officeooo:rsid="038405db" officeooo:paragraph-rsid="038405db"/>
    </style:style>
    <style:style style:name="P76" style:family="paragraph" style:parent-style-name="Index" style:master-page-name="Index">
      <style:paragraph-properties fo:text-align="start" style:justify-single-word="false" style:page-number="auto"/>
      <style:text-properties officeooo:paragraph-rsid="0002d659"/>
    </style:style>
    <style:style style:name="P77" style:family="paragraph" style:parent-style-name="Heading_20_1" style:list-style-nam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1ad83bc" officeooo:paragraph-rsid="01ad83bc"/>
    </style:style>
    <style:style style:name="P80" style:family="paragraph" style:parent-style-name="Heading_20_1">
      <style:paragraph-properties fo:break-before="page"/>
      <style:text-properties officeooo:rsid="0184022c" officeooo:paragraph-rsid="0184022c"/>
    </style:style>
    <style:style style:name="P81" style:family="paragraph" style:parent-style-name="Heading_20_1" style:master-page-name="Standard">
      <style:paragraph-properties style:page-number="1"/>
      <style:text-properties officeooo:rsid="003596f7" officeooo:paragraph-rsid="003596f7"/>
    </style:style>
    <style:style style:name="P82" style:family="paragraph" style:parent-style-name="Heading_20_2">
      <style:text-properties officeooo:rsid="03733045"/>
    </style:style>
    <style:style style:name="P83" style:family="paragraph" style:parent-style-name="Heading_20_2">
      <style:paragraph-properties fo:text-align="start" style:justify-single-word="false"/>
      <style:text-properties officeooo:rsid="02cda2b6" officeooo:paragraph-rsid="02cda2b6"/>
    </style:style>
    <style:style style:name="P84" style:family="paragraph" style:parent-style-name="Heading_20_2">
      <style:paragraph-properties fo:text-align="start" style:justify-single-word="false"/>
      <style:text-properties style:font-name="Times New Roman" officeooo:rsid="02cda2b6" officeooo:paragraph-rsid="02cda2b6"/>
    </style:style>
    <style:style style:name="P85" style:family="paragraph" style:parent-style-name="Heading_20_2">
      <style:text-properties style:font-name="Times New Roman" officeooo:rsid="02c07c14" officeooo:paragraph-rsid="02c07c14"/>
    </style:style>
    <style:style style:name="P86" style:family="paragraph" style:parent-style-name="Heading_20_2">
      <style:text-properties officeooo:rsid="0036a586" officeooo:paragraph-rsid="0176446b"/>
    </style:style>
    <style:style style:name="P87" style:family="paragraph" style:parent-style-name="Heading_20_2" style:list-style-name=""/>
    <style:style style:name="P88" style:family="paragraph" style:parent-style-name="Heading_20_2">
      <style:text-properties officeooo:paragraph-rsid="03afe2b9"/>
    </style:style>
    <style:style style:name="P89" style:family="paragraph" style:parent-style-name="Heading_20_2">
      <style:text-properties officeooo:paragraph-rsid="03dc7750"/>
    </style:style>
    <style:style style:name="P90" style:family="paragraph" style:parent-style-name="Heading_20_2">
      <style:text-properties officeooo:paragraph-rsid="03f69be1"/>
    </style:style>
    <style:style style:name="P91" style:family="paragraph" style:parent-style-name="Heading_20_2">
      <style:paragraph-properties fo:break-before="page"/>
    </style:style>
    <style:style style:name="P92" style:family="paragraph" style:parent-style-name="Heading_20_3" style:list-style-name=""/>
    <style:style style:name="P93" style:family="paragraph" style:parent-style-name="Heading_20_3">
      <style:paragraph-properties fo:break-before="pag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Illustration_20_Index_20_1">
      <style:paragraph-properties>
        <style:tab-stops>
          <style:tab-stop style:position="17.013cm" style:type="right" style:leader-style="dotted" style:leader-text="."/>
        </style:tab-stops>
      </style:paragraph-properties>
    </style:style>
    <style:style style:name="P98" style:family="paragraph" style:parent-style-name="Text_20_body" style:list-style-name="L1">
      <style:text-properties style:font-name="Times New Roman" officeooo:rsid="02c07c14" officeooo:paragraph-rsid="02c07c14"/>
    </style:style>
    <style:style style:name="P99" style:family="paragraph" style:parent-style-name="Text_20_body" style:list-style-name="L1">
      <style:text-properties style:font-name="Times New Roman" officeooo:rsid="02c07c14" officeooo:paragraph-rsid="02d79272"/>
    </style:style>
    <style:style style:name="P100" style:family="paragraph" style:parent-style-name="Text_20_body" style:list-style-name="L1">
      <style:text-properties style:font-name="Times New Roman" officeooo:rsid="02c694e2" officeooo:paragraph-rsid="02c694e2"/>
    </style:style>
    <style:style style:name="P101" style:family="paragraph" style:parent-style-name="Text_20_body" style:list-style-name="L2">
      <style:text-properties style:font-name="Times New Roman" officeooo:rsid="02c25302" officeooo:paragraph-rsid="02c25302"/>
    </style:style>
    <style:style style:name="P102" style:family="paragraph" style:parent-style-name="Text_20_body" style:list-style-name="L5">
      <style:text-properties style:font-name="Times New Roman" officeooo:rsid="03a72f27" officeooo:paragraph-rsid="03a72f27"/>
    </style:style>
    <style:style style:name="P103" style:family="paragraph" style:parent-style-name="Text_20_body" style:list-style-name="L6">
      <style:text-properties style:font-name="Times New Roman" officeooo:rsid="03a72f27" officeooo:paragraph-rsid="03a72f27"/>
    </style:style>
    <style:style style:name="P104" style:family="paragraph" style:parent-style-name="Text_20_body" style:list-style-name="L6">
      <style:text-properties style:font-name="Times New Roman" officeooo:rsid="03a72f27" officeooo:paragraph-rsid="03afe2b9"/>
    </style:style>
    <style:style style:name="P105" style:family="paragraph" style:parent-style-name="Text_20_body" style:list-style-name="L7">
      <style:text-properties style:font-name="Times New Roman" officeooo:rsid="03a72f27" officeooo:paragraph-rsid="03afe2b9"/>
    </style:style>
    <style:style style:name="P106" style:family="paragraph" style:parent-style-name="Text_20_body" style:list-style-name="L8">
      <style:text-properties style:font-name="Times New Roman" officeooo:rsid="03a72f27" officeooo:paragraph-rsid="03a72f27"/>
    </style:style>
    <style:style style:name="P107" style:family="paragraph" style:parent-style-name="Text_20_body" style:list-style-name="L9">
      <style:text-properties style:font-name="Times New Roman" officeooo:rsid="03a72f27" officeooo:paragraph-rsid="03b16743"/>
    </style:style>
    <style:style style:name="P108" style:family="paragraph" style:parent-style-name="Text_20_body" style:list-style-name="L10">
      <style:text-properties style:font-name="Times New Roman" officeooo:rsid="03a72f27" officeooo:paragraph-rsid="03a72f27"/>
    </style:style>
    <style:style style:name="P109" style:family="paragraph" style:parent-style-name="Text_20_body" style:list-style-name="L10">
      <style:text-properties style:font-name="Times New Roman" officeooo:rsid="03a72f27" officeooo:paragraph-rsid="03c6d9d7"/>
    </style:style>
    <style:style style:name="P110" style:family="paragraph" style:parent-style-name="Text_20_body" style:list-style-name="L5">
      <style:text-properties style:font-name="Times New Roman" officeooo:rsid="03c93cd5" officeooo:paragraph-rsid="03c93cd5"/>
    </style:style>
    <style:style style:name="P111" style:family="paragraph" style:parent-style-name="Text_20_body" style:list-style-name="L9">
      <style:text-properties style:font-name="Times New Roman" officeooo:rsid="03d40aae" officeooo:paragraph-rsid="03d40aae"/>
    </style:style>
    <style:style style:name="P112" style:family="paragraph" style:parent-style-name="Text_20_body" style:list-style-name="L10">
      <style:text-properties style:font-name="Times New Roman" officeooo:rsid="03c6d9d7" officeooo:paragraph-rsid="03c6d9d7"/>
    </style:style>
    <style:style style:name="P113" style:family="paragraph" style:parent-style-name="Text_20_body" style:list-style-name="L15">
      <style:text-properties style:font-name="Times New Roman" officeooo:rsid="016f9575" officeooo:paragraph-rsid="030b3fb7"/>
    </style:style>
    <style:style style:name="P114" style:family="paragraph" style:parent-style-name="Text_20_body" style:list-style-name="L15">
      <style:text-properties style:font-name="Times New Roman" officeooo:rsid="016f9575" officeooo:paragraph-rsid="016f9575"/>
    </style:style>
    <style:style style:name="P115" style:family="paragraph" style:parent-style-name="Text_20_body" style:list-style-name="L15">
      <style:text-properties style:font-name="Times New Roman" officeooo:rsid="016f9575" officeooo:paragraph-rsid="032ec10b"/>
    </style:style>
    <style:style style:name="P116" style:family="paragraph" style:parent-style-name="Text_20_body" style:list-style-name="L16">
      <style:text-properties style:font-name="Times New Roman"/>
    </style:style>
    <style:style style:name="P117" style:family="paragraph" style:parent-style-name="Text_20_body" style:list-style-name="L3">
      <style:text-properties officeooo:rsid="02d35e24" officeooo:paragraph-rsid="02d35e24"/>
    </style:style>
    <style:style style:name="P118" style:family="paragraph" style:parent-style-name="Text_20_body" style:list-style-name="L4">
      <style:text-properties fo:font-weight="normal" officeooo:rsid="02c7223e" officeooo:paragraph-rsid="02c7223e" style:font-weight-asian="normal" style:font-weight-complex="normal"/>
    </style:style>
    <style:style style:name="P119" style:family="paragraph" style:parent-style-name="Text_20_body" style:list-style-name="L6">
      <style:text-properties officeooo:rsid="03a72f27" officeooo:paragraph-rsid="03a72f27"/>
    </style:style>
    <style:style style:name="P120" style:family="paragraph" style:parent-style-name="Text_20_body" style:list-style-name="L7">
      <style:text-properties officeooo:rsid="03a72f27" officeooo:paragraph-rsid="03afe2b9"/>
    </style:style>
    <style:style style:name="P121" style:family="paragraph" style:parent-style-name="Text_20_body" style:list-style-name="L11">
      <style:text-properties officeooo:rsid="03a8dbbe" officeooo:paragraph-rsid="03a8dbbe"/>
    </style:style>
    <style:style style:name="P122" style:family="paragraph" style:parent-style-name="Text_20_body" style:list-style-name="L12">
      <style:text-properties officeooo:rsid="03beaea0" officeooo:paragraph-rsid="03beaea0"/>
    </style:style>
    <style:style style:name="P123" style:family="paragraph" style:parent-style-name="Text_20_body" style:list-style-name="L13">
      <style:text-properties officeooo:rsid="03cc9172" officeooo:paragraph-rsid="03cc9172"/>
    </style:style>
    <style:style style:name="P124" style:family="paragraph" style:parent-style-name="Text_20_body" style:list-style-name="L14">
      <style:text-properties officeooo:rsid="03cadc18" officeooo:paragraph-rsid="03cadc18"/>
    </style:style>
    <style:style style:name="P125" style:family="paragraph" style:parent-style-name="Text_20_body" style:list-style-name="L16">
      <style:text-properties officeooo:rsid="016f9575" officeooo:paragraph-rsid="017e1ebe"/>
    </style:style>
    <style:style style:name="P126" style:family="paragraph" style:parent-style-name="Text_20_body" style:list-style-name="L16">
      <style:text-properties officeooo:rsid="016f9575" officeooo:paragraph-rsid="018eb969"/>
    </style:style>
    <style:style style:name="P127" style:family="paragraph" style:parent-style-name="Text_20_body" style:list-style-name="L16">
      <style:text-properties officeooo:rsid="017e1ebe" officeooo:paragraph-rsid="018eb969"/>
    </style:style>
    <style:style style:name="P128" style:family="paragraph" style:parent-style-name="Text_20_body" style:list-style-name="L16">
      <style:text-properties officeooo:rsid="01826807" officeooo:paragraph-rsid="01826807"/>
    </style:style>
    <style:style style:name="P129" style:family="paragraph" style:parent-style-name="Text_20_body" style:list-style-name="L16">
      <style:text-properties officeooo:rsid="017f737c" officeooo:paragraph-rsid="017f737c"/>
    </style:style>
    <style:style style:name="P130" style:family="paragraph" style:parent-style-name="Text_20_body" style:list-style-name="L16">
      <style:text-properties officeooo:rsid="017ff7c0" officeooo:paragraph-rsid="017ff7c0"/>
    </style:style>
    <style:style style:name="P131" style:family="paragraph" style:parent-style-name="Text_20_body">
      <style:text-properties officeooo:paragraph-rsid="03df810c"/>
    </style:style>
    <style:style style:name="P132" style:family="paragraph" style:parent-style-name="Text_20_body">
      <style:text-properties officeooo:rsid="03ece148" officeooo:paragraph-rsid="03ece148"/>
    </style:style>
    <style:style style:name="P133" style:family="paragraph" style:parent-style-name="Text_20_body">
      <style:text-properties officeooo:rsid="03ece148" officeooo:paragraph-rsid="03f69be1"/>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T42" style:family="text">
      <style:text-properties officeooo:rsid="03ed354f"/>
    </style:style>
    <style:style style:name="T43" style:family="text">
      <style:text-properties officeooo:rsid="03f418a1"/>
    </style:style>
    <style:style style:name="T44" style:family="text">
      <style:text-properties officeooo:rsid="03df810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4549648" text:id="ct214549648">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14549424" text:id="ct214549424">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14549200" text:id="ct214549200">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14548976" text:id="ct21454897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14548752" text:id="ct214548752">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14548528" text:id="ct214548528">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14548304" text:id="ct214548304">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14548080" text:id="ct214548080">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14547856" text:id="ct214547856">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14547632" text:id="ct214547632">
          <text:deletion>
            <office:change-info>
              <dc:creator>Unbekannter Autor</dc:creator>
              <dc:date>2017-11-13T22:22:34</dc:date>
            </office:change-info>
            <text:p text:style-name="Illustration"><text:s/></text:p>
          </text:deletion>
        </text:changed-region>
        <text:changed-region xml:id="ct214547408" text:id="ct214547408">
          <text:deletion>
            <office:change-info>
              <dc:creator>Unbekannter Autor</dc:creator>
              <dc:date>2017-06-11T21:35:00</dc:date>
            </office:change-info>
            <text:p text:style-name="Illustration"><text:line-break/>Abbildung</text:p>
          </text:deletion>
        </text:changed-region>
        <text:changed-region xml:id="ct214547184" text:id="ct214547184">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14546960" text:id="ct21454696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14546736" text:id="ct214546736">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638192" text:id="ct99638192">
          <text:deletion>
            <office:change-info>
              <dc:creator>Unbekannter Autor</dc:creator>
              <dc:date>2017-06-15T18:31:00</dc:date>
            </office:change-info>
            <text:p text:style-name="P1">3</text:p>
          </text:deletion>
        </text:changed-region>
        <text:changed-region xml:id="ct99637968" text:id="ct99637968">
          <text:deletion>
            <office:change-info>
              <dc:creator>Unbekannter Autor</dc:creator>
              <dc:date>2017-11-13T22:24:28</dc:date>
            </office:change-info>
            <text:p text:style-name="P1">2017.</text:p>
          </text:deletion>
        </text:changed-region>
        <text:changed-region xml:id="ct99638416" text:id="ct99638416">
          <text:insertion>
            <office:change-info>
              <dc:creator>Unbekannter Autor</dc:creator>
              <dc:date>2017-11-13T22:24:28</dc:date>
            </office:change-info>
          </text:insertion>
        </text:changed-region>
        <text:changed-region xml:id="ct99639312" text:id="ct99639312">
          <text:deletion>
            <office:change-info>
              <dc:creator>Unbekannter Autor</dc:creator>
              <dc:date>2017-06-15T18:31:00</dc:date>
            </office:change-info>
            <text:p text:style-name="P2">3</text:p>
          </text:deletion>
        </text:changed-region>
        <text:changed-region xml:id="ct99639088" text:id="ct99639088">
          <text:deletion>
            <office:change-info>
              <dc:creator>Unbekannter Autor</dc:creator>
              <dc:date>2017-11-13T22:24:28</dc:date>
            </office:change-info>
            <text:p text:style-name="P2">2017.</text:p>
          </text:deletion>
        </text:changed-region>
        <text:changed-region xml:id="ct99639536" text:id="ct99639536">
          <text:insertion>
            <office:change-info>
              <dc:creator>Unbekannter Autor</dc:creator>
              <dc:date>2017-11-13T22:24:28</dc:date>
            </office:change-info>
          </text:insertion>
        </text:changed-region>
        <text:changed-region xml:id="ct99637744" text:id="ct99637744">
          <text:insertion>
            <office:change-info>
              <dc:creator>Unbekannter Autor</dc:creator>
              <dc:date>2017-06-11T21:15:00</dc:date>
            </office:change-info>
          </text:insertion>
        </text:changed-region>
        <text:changed-region xml:id="ct99639760" text:id="ct99639760">
          <text:deletion>
            <office:change-info>
              <dc:creator>Unbekannter Autor</dc:creator>
              <dc:date>2017-06-11T21:15:00</dc:date>
            </office:change-info>
            <text:h text:style-name="Heading_20_1" text:outline-level="1"/>
            <text:h text:style-name="Heading_20_1" text:outline-level="1"/>
          </text:deletion>
        </text:changed-region>
        <text:changed-region xml:id="ct99639984" text:id="ct99639984">
          <text:insertion>
            <office:change-info>
              <dc:creator>Unbekannter Autor</dc:creator>
              <dc:date>2017-11-13T22:24:42</dc:date>
            </office:change-info>
          </text:insertion>
        </text:changed-region>
        <text:changed-region xml:id="ct99640208" text:id="ct99640208">
          <text:insertion>
            <office:change-info>
              <dc:creator>Unbekannter Autor</dc:creator>
              <dc:date>2017-05-28T23:22:00</dc:date>
            </office:change-info>
          </text:insertion>
        </text:changed-region>
        <text:changed-region xml:id="ct99640432" text:id="ct99640432">
          <text:insertion>
            <office:change-info>
              <dc:creator>Unbekannter Autor</dc:creator>
              <dc:date>2017-05-28T23:22:00</dc:date>
            </office:change-info>
          </text:insertion>
        </text:changed-region>
        <text:changed-region xml:id="ct99640656" text:id="ct99640656">
          <text:insertion>
            <office:change-info>
              <dc:creator>Unbekannter Autor</dc:creator>
              <dc:date>2017-08-26T11:44:10</dc:date>
            </office:change-info>
          </text:insertion>
        </text:changed-region>
        <text:changed-region xml:id="ct99640880" text:id="ct99640880">
          <text:insertion>
            <office:change-info>
              <dc:creator>Unbekannter Autor</dc:creator>
              <dc:date>2017-07-16T13:04:10</dc:date>
            </office:change-info>
          </text:insertion>
        </text:changed-region>
        <text:changed-region xml:id="ct99641104" text:id="ct99641104">
          <text:insertion>
            <office:change-info>
              <dc:creator>Unbekannter Autor</dc:creator>
              <dc:date>2017-11-13T22:23:35</dc:date>
            </office:change-info>
          </text:insertion>
        </text:changed-region>
        <text:changed-region xml:id="ct99641328" text:id="ct99641328">
          <text:insertion>
            <office:change-info>
              <dc:creator>Unbekannter Autor</dc:creator>
              <dc:date>2017-06-11T21:07:00</dc:date>
            </office:change-info>
          </text:insertion>
        </text:changed-region>
        <text:changed-region xml:id="ct99642448" text:id="ct99642448">
          <text:deletion>
            <office:change-info>
              <dc:creator>Unbekannter Autor</dc:creator>
              <dc:date>2017-11-13T22:18:48</dc:date>
            </office:change-info>
            <text:p text:style-name="P3"><text:s/>Benutzerliste verlinkt nun auf die „Bearbeiten“ Ansicht der Gruppe.</text:p>
          </text:deletion>
        </text:changed-region>
        <text:changed-region xml:id="ct99642224" text:id="ct99642224">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99642000" text:id="ct99642000">
          <text:deletion>
            <office:change-info>
              <dc:creator>Unbekannter Autor</dc:creator>
              <dc:date>2017-11-13T22:20:44</dc:date>
            </office:change-info>
            <text:p text:style-name="P5"/>
            <text:p text:style-name="P4"/>
          </text:deletion>
        </text:changed-region>
        <text:changed-region xml:id="ct99641776" text:id="ct99641776">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99641552" text:id="ct99641552">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99642672" text:id="ct99642672">
          <text:insertion>
            <office:change-info>
              <dc:creator>Unbekannter Autor</dc:creator>
              <dc:date>2017-07-15T10:23:03</dc:date>
            </office:change-info>
          </text:insertion>
        </text:changed-region>
        <text:changed-region xml:id="ct214544944" text:id="ct214544944">
          <text:deletion>
            <office:change-info>
              <dc:creator>Unbekannter Autor</dc:creator>
              <dc:date>2017-05-28T23:20:00</dc:date>
            </office:change-info>
            <text:p text:style-name="Text_20_body"/>
            <text:list xml:id="list2716339944"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7247081"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5218852"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593719154"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14544720" text:id="ct214544720">
          <text:deletion>
            <office:change-info>
              <dc:creator>Unbekannter Autor</dc:creator>
              <dc:date>2017-04-18T21:57:00</dc:date>
            </office:change-info>
            <text:p text:style-name="Text_20_body"/>
            <text:p text:style-name="Text_20_body"/>
          </text:deletion>
        </text:changed-region>
        <text:changed-region xml:id="ct214544496" text:id="ct21454449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4544272" text:id="ct214544272">
          <text:deletion>
            <office:change-info>
              <dc:creator>Unbekannter Autor</dc:creator>
              <dc:date>2017-04-18T21:49:00</dc:date>
            </office:change-info>
            <text:h text:style-name="Heading_20_1" text:outline-level="1"/>
            <text:h text:style-name="Heading_20_1" text:outline-level="1"/>
          </text:deletion>
        </text:changed-region>
        <text:changed-region xml:id="ct214544048" text:id="ct214544048">
          <text:deletion>
            <office:change-info>
              <dc:creator>Unbekannter Autor</dc:creator>
              <dc:date>2017-05-28T23:21:00</dc:date>
            </office:change-info>
            <text:h text:style-name="P26" text:outline-level="1">D</text:h>
          </text:deletion>
        </text:changed-region>
        <text:changed-region xml:id="ct214545168" text:id="ct214545168">
          <text:insertion>
            <office:change-info>
              <dc:creator>Unbekannter Autor</dc:creator>
              <dc:date>2017-05-28T23:21:00</dc:date>
            </office:change-info>
          </text:insertion>
        </text:changed-region>
        <text:changed-region xml:id="ct214545392" text:id="ct214545392">
          <text:insertion>
            <office:change-info>
              <dc:creator>Unbekannter Autor</dc:creator>
              <dc:date>2017-06-11T21:36:00</dc:date>
            </office:change-info>
          </text:insertion>
        </text:changed-region>
        <text:changed-region xml:id="ct214545616" text:id="ct214545616">
          <text:deletion>
            <office:change-info>
              <dc:creator>Unbekannter Autor</dc:creator>
              <dc:date>2017-05-28T23:24:00</dc:date>
            </office:change-info>
            <text:h text:style-name="Heading_20_1" text:outline-level="1"/>
            <text:h text:style-name="Heading_20_1" text:outline-level="1"/>
          </text:deletion>
        </text:changed-region>
        <text:changed-region xml:id="ct214545840" text:id="ct214545840">
          <text:deletion>
            <office:change-info>
              <dc:creator>Unbekannter Autor</dc:creator>
              <dc:date>2017-05-28T23:24:00</dc:date>
            </office:change-info>
            <text:p text:style-name="P27"><text:span text:style-name="T8"><text:s/></text:span><text:span text:style-name="T10">oder</text:span></text:p>
          </text:deletion>
        </text:changed-region>
        <text:changed-region xml:id="ct214546064" text:id="ct214546064">
          <text:insertion>
            <office:change-info>
              <dc:creator>Unbekannter Autor</dc:creator>
              <dc:date>2017-05-28T23:24:00</dc:date>
            </office:change-info>
          </text:insertion>
        </text:changed-region>
        <text:changed-region xml:id="ct214546288" text:id="ct21454628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99638192"/><text:change text:change-id="ct99637968"/><text:change-start text:change-id="ct99638416"/><text:span text:style-name="T35">2018.</text:span><text:change-end text:change-id="ct99638416"/><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3"/>
      <text:p text:style-name="P73"/>
      <text:p text:style-name="P74"><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4"><text:a xlink:type="simple" xlink:href="#__RefHeading___Toc467_918909501" text:style-name="Index_20_Link" text:visited-style-name="Index_20_Link">Über dieses Dokument<text:tab/>1</text:a></text:p>
          <text:p text:style-name="P95"><text:a xlink:type="simple" xlink:href="#__RefHeading___Toc481_1318882124" text:style-name="Index_20_Link" text:visited-style-name="Index_20_Link">Zielgruppe<text:tab/>1</text:a></text:p>
          <text:p text:style-name="P94"><text:a xlink:type="simple" xlink:href="#__RefHeading___Toc447_1318882124" text:style-name="Index_20_Link" text:visited-style-name="Index_20_Link">Was ist UliCMS?<text:tab/>1</text:a></text:p>
          <text:p text:style-name="P94"><text:a xlink:type="simple" xlink:href="#__RefHeading___Toc3344_1558993862" text:style-name="Index_20_Link" text:visited-style-name="Index_20_Link">Zusammenfassung der Änderungen<text:tab/>1</text:a></text:p>
          <text:p text:style-name="P95"><text:a xlink:type="simple" xlink:href="#__RefHeading___Toc552_1489461170" text:style-name="Index_20_Link" text:visited-style-name="Index_20_Link">Neue Features<text:tab/>1</text:a></text:p>
          <text:p text:style-name="P95"><text:a xlink:type="simple" xlink:href="#__RefHeading___Toc2178_1638517198" text:style-name="Index_20_Link" text:visited-style-name="Index_20_Link">Neue API-Funktionen<text:tab/>2</text:a></text:p>
          <text:p text:style-name="P96"><text:a xlink:type="simple" xlink:href="#__RefHeading___Toc1668_1335894365" text:style-name="Index_20_Link" text:visited-style-name="Index_20_Link">Neue HTML-Helper<text:tab/>2</text:a></text:p>
          <text:p text:style-name="P96"><text:a xlink:type="simple" xlink:href="#__RefHeading___Toc1670_1335894365" text:style-name="Index_20_Link" text:visited-style-name="Index_20_Link">Minifying<text:tab/>2</text:a></text:p>
          <text:p text:style-name="P95"><text:a xlink:type="simple" xlink:href="#__RefHeading___Toc1889_2572858981" text:style-name="Index_20_Link" text:visited-style-name="Index_20_Link">Sonstige Änderungen<text:tab/>3</text:a></text:p>
          <text:p text:style-name="P95"><text:a xlink:type="simple" xlink:href="#__RefHeading___Toc2747_260329749" text:style-name="Index_20_Link" text:visited-style-name="Index_20_Link">Bugfixes<text:tab/>3</text:a></text:p>
          <text:p text:style-name="P95"><text:a xlink:type="simple" xlink:href="#__RefHeading___Toc1672_1335894365" text:style-name="Index_20_Link" text:visited-style-name="Index_20_Link">Entfernte Features<text:tab/>3</text:a></text:p>
          <text:p text:style-name="P94"><text:a xlink:type="simple" xlink:href="#__RefHeading___Toc4661_3330299324" text:style-name="Index_20_Link" text:visited-style-name="Index_20_Link">Detailbeschreibung der neuen Features<text:tab/>4</text:a></text:p>
          <text:p text:style-name="P95"><text:a xlink:type="simple" xlink:href="#__RefHeading___Toc1510_4286809544" text:style-name="Index_20_Link" text:visited-style-name="Index_20_Link">Neue Mailversandmethode "PHPMailer", Mailversand per SMTP<text:tab/>4</text:a></text:p>
          <text:p text:style-name="P95"><text:a xlink:type="simple" xlink:href="#__RefHeading___Toc1402_3731182899" text:style-name="Index_20_Link" text:visited-style-name="Index_20_Link">Vorbereitungen zur Ausführung von UliCMS in der Google Cloud durchgeführt<text:tab/>5</text:a></text:p>
          <text:p text:style-name="P96"><text:a xlink:type="simple" xlink:href="#__RefHeading___Toc1404_3731182899" text:style-name="Index_20_Link" text:visited-style-name="Index_20_Link">Data Storage<text:tab/>5</text:a></text:p>
          <text:p text:style-name="P96"><text:a xlink:type="simple" xlink:href="#__RefHeading___Toc1406_3731182899" text:style-name="Index_20_Link" text:visited-style-name="Index_20_Link">GoogleCloudHelper<text:tab/>6</text:a></text:p>
          <text:p text:style-name="P95"><text:a xlink:type="simple" xlink:href="#__RefHeading___Toc1918_3731182899" text:style-name="Index_20_Link" text:visited-style-name="Index_20_Link">Seiten haben nun auch eine Gruppe (group_id)<text:tab/>7</text:a></text:p>
          <text:p text:style-name="P95"><text:a xlink:type="simple" xlink:href="#__RefHeading___Toc1598_158645858" text:style-name="Index_20_Link" text:visited-style-name="Index_20_Link">Minifying von Scripts und Stylesheets kann durch Config-Variable $no_minify deaktiviert werden.<text:tab/>7</text:a></text:p>
          <text:p text:style-name="P95"><text:a xlink:type="simple" xlink:href="#__RefHeading___Toc1799_158645858" text:style-name="Index_20_Link" text:visited-style-name="Index_20_Link">Exception Logging implementiert<text:tab/>8</text:a></text:p>
          <text:p text:style-name="P95"><text:a xlink:type="simple" xlink:href="#__RefHeading___Toc1560_692898530" text:style-name="Index_20_Link" text:visited-style-name="Index_20_Link">Logging von SQL Queries nutzt nun auch Klogger<text:tab/>8</text:a></text:p>
          <text:p text:style-name="P95"><text:a xlink:type="simple" xlink:href="#__RefHeading___Toc1509_2801540603" text:style-name="Index_20_Link" text:visited-style-name="Index_20_Link">Log-Ordner wird automatisch per .htaccess geschützt<text:tab/>8</text:a></text:p>
          <text:p text:style-name="P95"><text:a xlink:type="simple" xlink:href="#__RefHeading___Toc1455_3378911603" text:style-name="Index_20_Link" text:visited-style-name="Index_20_Link">neue CustomField Types "FileFile" und "FileImage" (Auswahl einer Datei)<text:tab/>9</text:a></text:p>
          <text:p text:style-name="P95"><text:a xlink:type="simple" xlink:href="#__RefHeading___Toc1746_1823781873" text:style-name="Index_20_Link" text:visited-style-name="Index_20_Link">shell/sinstall.php kann nun Pakete von einer URL als Quelle installieren<text:tab/>10</text:a></text:p>
          <text:p text:style-name="P95"><text:a xlink:type="simple" xlink:href="#__RefHeading___Toc1757_1159220875" text:style-name="Index_20_Link" text:visited-style-name="Index_20_Link">CodeMirror auf Version 5.35.0 aktualisiert<text:tab/>10</text:a></text:p>
          <text:p text:style-name="P95"><text:a xlink:type="simple" xlink:href="#__RefHeading___Toc1781_1229950654" text:style-name="Index_20_Link" text:visited-style-name="Index_20_Link">Die Sicherheit des Downloads von Patches und Paketen wurde verbessert<text:tab/>10</text:a></text:p>
          <text:p text:style-name="P94"><text:a xlink:type="simple" xlink:href="#__RefHeading___Toc4663_3330299324" text:style-name="Index_20_Link" text:visited-style-name="Index_20_Link">Durchführung der Installation<text:tab/>11</text:a></text:p>
          <text:p text:style-name="P94"><text:a xlink:type="simple" xlink:href="#__RefHeading___Toc6932_1558993862" text:style-name="Index_20_Link" text:visited-style-name="Index_20_Link">Durchführung eines Upgrades<text:tab/>11</text:a></text:p>
          <text:p text:style-name="P94"><text:a xlink:type="simple" xlink:href="#__RefHeading___Toc734_1061336504" text:style-name="Index_20_Link" text:visited-style-name="Index_20_Link">Benötigen Sie Hilfe?<text:tab/>13</text:a></text:p>
          <text:p text:style-name="P94"><text:a xlink:type="simple" xlink:href="#__RefHeading___Toc978_1474200080" text:style-name="Index_20_Link" text:visited-style-name="Index_20_Link">Abbildungsverzeichnis<text:tab/>13</text:a></text:p>
        </text:index-body>
      </text:table-of-content>
      <text:p text:style-name="P51"/>
      <text:h text:style-name="P81" text:outline-level="1"><text:bookmark-start text:name="__RefHeading___Toc467_918909501"/>Über dieses Dokument<text:bookmark-end text:name="__RefHeading___Toc467_918909501"/></text:h>
      <text:p text:style-name="P32">Dieses Dokument beschreibt die neuen Features in UliCMS <text:change text:change-id="ct99639312"/><text:change text:change-id="ct99639088"/><text:change-start text:change-id="ct99639536"/><text:span text:style-name="T30">2018.</text:span><text:change-end text:change-id="ct99639536"/><text:span text:style-name="T30">3.</text:span></text:p>
      <text:h text:style-name="P86"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99637744"/></text:p>
      <text:h text:style-name="Heading_20_1" text:outline-level="1"><text:bookmark-start text:name="__RefHeading___Toc3344_1558993862"/><text:change-end text:change-id="ct99637744"/><text:change text:change-id="ct99639760"/>Zusammenfassung der Änderungen<text:bookmark-end text:name="__RefHeading___Toc3344_1558993862"/></text:h>
      <text:h text:style-name="P85" text:outline-level="2"><text:bookmark-start text:name="__RefHeading___Toc552_1489461170"/>Neue Features<text:bookmark-end text:name="__RefHeading___Toc552_1489461170"/><text:change-start text:change-id="ct99639984"/></text:h>
      <text:list xml:id="list4181058013" text:style-name="L5">
        <text:list-item>
          <text:p text:style-name="P102"><text:change-end text:change-id="ct99639984"/>Neue Mailversandmethode "PHPMailer", Mailversand per SMTP</text:p>
        </text:list-item>
        <text:list-item>
          <text:p text:style-name="P102">Vorbereitungen zur Ausführung von UliCMS in der Google Cloud durchgeführt</text:p>
        </text:list-item>
        <text:list-item>
          <text:p text:style-name="P102">Seiten haben nun auch eine Gruppe (group_id)</text:p>
        </text:list-item>
        <text:list-item>
          <text:p text:style-name="P102">Minifying von Scripts und Stylesheets kann durch Config-Variable $no_minify deaktiviert werden.</text:p>
        </text:list-item>
        <text:list-item>
          <text:p text:style-name="P102">Exception Logging implementiert</text:p>
        </text:list-item>
        <text:list-item>
          <text:p text:style-name="P102">Logging von SQL Queries nutzt nun auch KLogger</text:p>
        </text:list-item>
        <text:list-item>
          <text:p text:style-name="P102">Log-Ordner wird automatisch per .htaccess geschützt</text:p>
        </text:list-item>
        <text:list-item>
          <text:p text:style-name="P102">neue CustomField Types "FileFile" und "FileImage" (Auswahl einer Datei)</text:p>
        </text:list-item>
        <text:list-item>
          <text:p text:style-name="P102">shell/sinstall.php kann nun Pakete von einer URL als Quelle installieren.</text:p>
        </text:list-item>
        <text:list-item>
          <text:p text:style-name="P102">CodeMirror auf Version 5.35.0 aktualisiert</text:p>
        </text:list-item>
        <text:list-item>
          <text:p text:style-name="P102">Die Sicherheit des Downloads von Patches und Paketen wurde verbessert (Checksum-Prüfung und SSL)</text:p>
        </text:list-item>
        <text:list-item>
          <text:p text:style-name="P102">jQuery auf Version 1.12.4 aktualisiert</text:p>
        </text:list-item>
        <text:list-item>
          <text:p text:style-name="P102">CrawlerDetect auf Version 1.2.62 aktualisiert</text:p>
        </text:list-item>
        <text:list-item>
          <text:p text:style-name="P110">Mobile_Detect aktualisiert auf Version 2.8.31<text:change-start text:change-id="ct99640208"/></text:p>
        </text:list-item>
      </text:list>
      <text:h text:style-name="P87" text:outline-level="2"/>
      <text:h text:style-name="P21" text:outline-level="2"><text:bookmark-start text:name="__RefHeading___Toc2178_1638517198"/>Neue API-Funktionen<text:bookmark-end text:name="__RefHeading___Toc2178_1638517198"/><text:change-end text:change-id="ct99640208"/></text:h>
      <text:h text:style-name="Heading_20_3" text:outline-level="3"><text:bookmark-start text:name="__RefHeading___Toc1668_1335894365"/>Neue HTML-Helper<text:bookmark-end text:name="__RefHeading___Toc1668_1335894365"/></text:h>
      <text:list xml:id="list2789580891" text:style-name="L6">
        <text:list-item>
          <text:p text:style-name="P119"><text:span text:style-name="T27">U</text:span><text:span text:style-name="T8">liCMS\HTML\Style\FromExternalFile($href, $media = null, $htmlAttributes = array())</text:span></text:p>
        </text:list-item>
        <text:list-item>
          <text:p text:style-name="P103">UliCMS\HTML\Style\FromString($code, $media = null, $htmlAttributes = array())</text:p>
        </text:list-item>
        <text:list-item>
          <text:p text:style-name="P103">UliCMS\HTML\Script::FromExternalFile($src, $async = false, $defer = false, $htmlAttributes = array())</text:p>
        </text:list-item>
        <text:list-item>
          <text:p text:style-name="P104">UliCMS\HTML\Script::FromString($code, $async = false, $defer = false, $htmlAttributes = array())</text:p>
        </text:list-item>
        <text:list-item>
          <text:p text:style-name="P104">UliCMS\HTML\Link\Link($href, $text, $htmlAttributes = array())</text:p>
        </text:list-item>
        <text:list-item>
          <text:p text:style-name="P104">UliCMS\HTML\Link\ActionLink($action, $text, $suffix = null, $htmlAttributes = array())</text:p>
        </text:list-item>
        <text:list-item>
          <text:p text:style-name="P104">UliCMS\HTML\Input\TextBox($name, $value, $type = "text", $htmlAttributes = array())</text:p>
        </text:list-item>
        <text:list-item>
          <text:p text:style-name="P104">UliCMS\HTML\Input\TextArea($name, $value, $rows = 25, $cols = 80, $htmlAttributes = array())</text:p>
        </text:list-item>
        <text:list-item>
          <text:p text:style-name="P104">UliCMS\HTML\Input\Password($name, $value, $htmlAttributes = array())</text:p>
        </text:list-item>
        <text:list-item>
          <text:p text:style-name="P104">UliCMS\HTML\Input\Hidden($name, $value, $htmlAttributes = array())</text:p>
        </text:list-item>
        <text:list-item>
          <text:p text:style-name="P104">UliCMS\HTML\Input\CheckBox($name, $checked = false, $value = "1", $htmlAttributes = array())</text:p>
        </text:list-item>
        <text:list-item>
          <text:p text:style-name="P104">UliCMS\HTML\Input\RadioButton($name, $checked = false, $value = "1", $htmlAttributes = array())</text:p>
        </text:list-item>
        <text:list-item>
          <text:p text:style-name="P104">UliCMS\HTML\Input\SingleSelect($name, $value = null, $options = array(), $size = 1, $htmlAttributes = array())</text:p>
        </text:list-item>
        <text:list-item>
          <text:p text:style-name="P104">UliCMS\HTML\Input\MultiSelect($name, $value = null, $options = array(), $size = 5, $htmlAttributes = array())</text:p>
        </text:list-item>
        <text:list-item>
          <text:p text:style-name="P104">UliCMS\HTML\ListItem (Klasse)</text:p>
        </text:list-item>
      </text:list>
      <text:p text:style-name="P41"/>
      <text:h text:style-name="Heading_20_3" text:outline-level="3"><text:bookmark-start text:name="__RefHeading___Toc1670_1335894365"/>Minifying<text:bookmark-end text:name="__RefHeading___Toc1670_1335894365"/></text:h>
      <text:list xml:id="list236980283" text:style-name="L7">
        <text:list-item>
          <text:p text:style-name="P105">combinedScriptHtml() (statt combined_script_html())</text:p>
        </text:list-item>
        <text:list-item>
          <text:p text:style-name="P120"><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99640432"/></text:p>
      <text:h text:style-name="P88" text:outline-level="2"><text:bookmark-start text:name="__RefHeading___Toc1889_2572858981"/><text:soft-page-break/><text:span text:style-name="T24">S</text:span><text:span text:style-name="T8">onstige Änderungen</text:span><text:bookmark-end text:name="__RefHeading___Toc1889_2572858981"/><text:change-end text:change-id="ct99640432"/></text:h>
      <text:list xml:id="list284386532" text:style-name="L8">
        <text:list-item>
          <text:p text:style-name="P106">Formularsystem verwendet nun die E-Mail Adresse aus den Grundeinstellungen als Absender, falls kein Feld für die E-Mail Adresse gesetzt ist.</text:p>
        </text:list-item>
      </text:list>
      <text:list xml:id="list3389621752" text:style-name="L9">
        <text:list-item>
          <text:p text:style-name="P107">Performance der Installation von mehrere Paketen und Patches optimiert</text:p>
        </text:list-item>
        <text:list-item>
          <text:p text:style-name="P111">cms-config.php in CMSConfig.php umbenannt<text:change-start text:change-id="ct99640656"/></text:p>
        </text:list-item>
      </text:list>
      <text:h text:style-name="Heading_20_2" text:outline-level="2"><text:bookmark-start text:name="__RefHeading___Toc2747_260329749"/>Bugfixes<text:bookmark-end text:name="__RefHeading___Toc2747_260329749"/><text:change-end text:change-id="ct99640656"/></text:h>
      <text:list xml:id="list3184627101" text:style-name="L10">
        <text:list-item>
          <text:p text:style-name="P108">"Custom Types" Feature war defekt</text:p>
        </text:list-item>
        <text:list-item>
          <text:p text:style-name="P108">Hochgeladene Videos wurden im Root-Ordner des Dateisystems gespeichert</text:p>
        </text:list-item>
        <text:list-item>
          <text:p text:style-name="P108">Sicherheit: Hook-Funktionen in Controllern können nicht mehr direkt per HTTP Request ausgeführt werden.</text:p>
        </text:list-item>
        <text:list-item>
          <text:p text:style-name="P108">ModuleHelper::getFullPageURLByID() gibt fehlerhafte URl aus unter Windows</text:p>
        </text:list-item>
        <text:list-item>
          <text:p text:style-name="P108">Kompatiblitätsproblem mit dem mPDF Modul behoben</text:p>
        </text:list-item>
        <text:list-item>
          <text:p text:style-name="P109">Weiterleitung zum Installer wenn keine Konfigurationsdatei vorhanden funktioniert wieder.</text:p>
        </text:list-item>
        <text:list-item>
          <text:p text:style-name="P112">Mehrere Fehler beim Speichern von Gruppen korrigiert</text:p>
        </text:list-item>
        <text:list-item>
          <text:p text:style-name="P112"><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99640880"/>Entfernte Features<text:bookmark-end text:name="__RefHeading___Toc1672_1335894365"/><text:change-end text:change-id="ct99640880"/></text:h>
      <text:list xml:id="list3834598737" text:style-name="L11">
        <text:list-item>
          <text:p text:style-name="P121"><text:span text:style-name="T37">Z</text:span>ugriff von IP-Adressen die auf der Blacklist von spamhaus.org gelistet sind verweigern.</text:p>
        </text:list-item>
        <text:list-item>
          <text:p text:style-name="P121">YaLinqo entfernt<text:change-start text:change-id="ct99641104"/></text:p>
        </text:list-item>
      </text:list>
      <text:h text:style-name="P77" text:outline-level="1"><text:change-end text:change-id="ct99641104"/></text:h>
      <text:h text:style-name="P26" text:outline-level="1"><text:bookmark-start text:name="__RefHeading___Toc4661_3330299324"/><text:change-start text:change-id="ct99641328"/>Detailbeschreibung der neuen Features<text:bookmark-end text:name="__RefHeading___Toc4661_3330299324"/><text:change-end text:change-id="ct99641328"/></text:h>
      <text:h text:style-name="Heading_20_2" text:outline-level="2"><text:bookmark-start text:name="__RefHeading___Toc1510_4286809544"/><text:change text:change-id="ct99642448"/><text:change text:change-id="ct99642224"/><text:change text:change-id="ct99642000"/><text:change text:change-id="ct99641776"/><text:change text:change-id="ct99641552"/>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8"><draw:text-box fo:min-height="11.73cm"><text:p text:style-name="Illustration"><draw:frame draw:style-name="fr2" draw:name="Bild6" text:anchor-type="as-char" svg:width="17.013cm" style:rel-width="100%" svg:height="11.73cm" style:rel-height="scale" draw:z-index="22"><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289663864" text:style-name="L12">
        <text:list-item>
          <text:p text:style-name="P122">Legen Sie einen separaten Ordner außerhalb des UliCMS Installationsverzeichnis an.</text:p>
        </text:list-item>
        <text:list-item>
          <text:p text:style-name="P122">Verschieben Sie den Ordner „content/“ inklusive aller Inhalte dort hinein.</text:p>
        </text:list-item>
        <text:list-item>
          <text:p text:style-name="P122">Setzen Sie wie oben beschrieben in der Konfigurationsdatei die Variable <text:span text:style-name="T2">$data_storage_root </text:span>auf den Pfad des vorhin erzeugten Ordners.</text:p>
        </text:list-item>
        <text:list-item>
          <text:p text:style-name="P122">Erstellen Sie einen Symlink von ULICMS_ROOT/content zu dem Content Ordner in dem Data Storage.<text:line-break/>Oder:</text:p>
        </text:list-item>
        <text:list-item>
          <text:p text:style-name="P122">Machen Sie den Data Storage als Subdomain verfügbar und setzen Sie <text:span text:style-name="T2">$data_storage_url</text:span> wie oben beschrieben.</text:p>
        </text:list-item>
      </text:list>
      <text:h text:style-name="P92" text:outline-level="3"/>
      <text:h text:style-name="P93" text:outline-level="3"><text:bookmark-start text:name="__RefHeading___Toc1406_3731182899"/>GoogleCloudHelper<text:bookmark-end text:name="__RefHeading___Toc1406_3731182899"/></text:h>
      <text:p text:style-name="P65">Das Modul <text:span text:style-name="T2">GoogleCloudHelper</text:span> enthält Hilfsfunktionen, die die Implementierung von UliCMS-Projekten in der Google Cloud ermöglichen.</text:p>
      <text:p text:style-name="P65">GoogleCloudHelper ist nicht im Installationspaket von UliCMS enthalten kann jedoch auf dem eXtend Downloadportal und auf GitHub bezogen werden.</text:p>
      <text:p text:style-name="P48"><text:span text:style-name="T39">Der Helper </text:span>enthält die folgenden Funktionen</text:p>
      <text:list xml:id="list1527842855" text:style-name="L13">
        <text:list-item>
          <text:p text:style-name="P123">GoogleCloudHelper::isProduction() : bool</text:p>
        </text:list-item>
        <text:list-item>
          <text:p text:style-name="P123">GoogleCloudHelper::isDevelopment() : bool</text:p>
        </text:list-item>
        <text:list-item>
          <text:p text:style-name="P123">GoogleCloudHelper::writeCloudFile($filename, $content, $acl = "public-read") : void</text:p>
        </text:list-item>
        <text:list-item>
          <text:p text:style-name="P123">GoogleCloudHelper::changeFileVisiblity($filename, $public) : bool</text:p>
        </text:list-item>
        <text:list-item>
          <text:p text:style-name="P123">GoogleCloudHelper::getProtectedFileExtensions() : array of string</text:p>
        </text:list-item>
        <text:list-item>
          <text:p text:style-name="P123">GoogleCloudHelper::makeFilesPublic($folder) : void</text:p>
        </text:list-item>
      </text:list>
      <text:p text:style-name="P47">Links:</text:p>
      <text:list xml:id="list3033550958" text:style-name="L14">
        <text:list-item>
          <text:p text:style-name="P124"><text:a xlink:type="simple" xlink:href="https://extend.ulicms.de/GoogleCloudHelper.html" text:style-name="Internet_20_link" text:visited-style-name="Visited_20_Internet_20_Link">https://extend.ulicms.de/GoogleCloudHelper.html</text:a></text:p>
        </text:list-item>
        <text:list-item>
          <text:p text:style-name="P124"><text:a xlink:type="simple" xlink:href="https://github.com/derUli/GoogleCloudHelper" text:style-name="Internet_20_link" text:visited-style-name="Visited_20_Internet_20_Link">https://github.com/derUli/GoogleCloudHelper</text:a></text:p>
        </text:list-item>
      </text:list>
      <text:p text:style-name="P65"/>
      <text:h text:style-name="P21" text:outline-level="2"><text:bookmark-start text:name="__RefHeading___Toc1918_3731182899"/>Seiten haben nun auch eine Gruppe (group_id)<text:bookmark-end text:name="__RefHeading___Toc1918_3731182899"/></text:h>
      <text:p text:style-name="P64">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6"><draw:frame draw:style-name="fr3" draw:name="Rahmen5" text:anchor-type="paragraph" svg:width="17.013cm" draw:z-index="19"><draw:text-box fo:min-height="9.13cm"><text:p text:style-name="Illustration"><draw:frame draw:style-name="fr2" draw:name="Bild7" text:anchor-type="as-char" svg:width="17.013cm" style:rel-width="100%" svg:height="9.13cm" style:rel-height="scale" draw:z-index="23"><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7">UliCMS fasst mehrere JavaScript Dateien zusammen zu einer Datei. Um die Ladezeit der Webseite zu verbessern, werden unnötige Zeichen wie Leerzeichen usw. entfernt.</text:p>
      <text:p text:style-name="P67">Um das Minifying zu deaktivieren, so dass alle Scripts direkt eingebunden werden, <text:span text:style-name="T41">fügen Sie bitte folgende Zeile in die CMSConfig.php Datei ein.</text:span></text:p>
      <text:p text:style-name="P62">var $no_minify = true;</text:p>
      <text:h text:style-name="P21" text:outline-level="2"><text:bookmark-start text:name="__RefHeading___Toc1799_158645858"/>Exception Logging implementiert<text:bookmark-end text:name="__RefHeading___Toc1799_158645858"/></text:h>
      <text:p text:style-name="P68">Unter ULICMS_DATA_STORAGE_ROOT/content/log/exception_log werden nun Exceptions geloggt.<text:line-break/>Sofern $debug = false in der CMSConfig-Datei gesetzt ist, wird der Stacktrace nur geloggt, aber nicht im Browser angezeigt. </text:p>
      <text:h text:style-name="P89" text:outline-level="2"><text:bookmark-start text:name="__RefHeading___Toc1560_692898530"/>Logging von SQL Queries nutzt nun auch Klogger<text:bookmark-end text:name="__RefHeading___Toc1560_692898530"/></text:h>
      <text:p text:style-name="P69">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70">Der Log-Ordner wird nun automatisch per .htaccess Datei geschützt.</text:p>
      <text:p text:style-name="P131"><text:span text:style-name="T44">Bitte beachten Sie bitte, dass dieser Schutz nur funktioniert, wenn Sie den Apache Webserver nutzen. Bei anderen Webservern müssen Sie sich selber darum kümmern, den Zugriff auf die Logdateien durch unbefugte zu verhindern.</text:span></text:p>
      <text:h text:style-name="P21" text:outline-level="2"><text:bookmark-start text:name="__RefHeading___Toc1455_3378911603"/>neue CustomField Types "FileFile" und "FileImage" (Auswahl einer Datei)<text:bookmark-end text:name="__RefHeading___Toc1455_3378911603"/></text:h>
      <text:p text:style-name="P71">Die CustomField Typen „FileFile“ und „FileImage“ wurden hinzugefügt. Diese ermöglichen ein Bild bzw. sonstige Mediendateien hochzuladen.</text:p>
      <text:p text:style-name="P71"><draw:frame draw:style-name="fr3" draw:name="Rahmen6" text:anchor-type="paragraph" svg:width="14.261cm" draw:z-index="20"><draw:text-box fo:min-height="12.171cm"><text:p text:style-name="Illustration"><draw:frame draw:style-name="fr8" draw:name="Bild8" text:anchor-type="paragraph" svg:width="14.261cm" style:rel-width="100%" svg:height="12.171cm" style:rel-height="scale" draw:z-index="21"><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1" text:outline-level="2"><text:bookmark-start text:name="__RefHeading___Toc1746_1823781873"/>shell/sinstall.php kann nun Pakete von einer URL als Quelle installieren<text:bookmark-end text:name="__RefHeading___Toc1746_1823781873"/></text:h>
      <text:p text:style-name="P72">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3">var $sinstall_allow_url = true;</text:p>
      <text:h text:style-name="Heading_20_2" text:outline-level="2"><text:bookmark-start text:name="__RefHeading___Toc1757_1159220875"/>CodeMirror auf Version 5.35.0 aktualisiert<text:bookmark-end text:name="__RefHeading___Toc1757_1159220875"/></text:h>
      <text:p text:style-name="P132">CodeMirror wurde auf Version 5.35.0 aktualisiert. <text:span text:style-name="T42">CodeMirror ein freier browserbasierter Code-Editor, welcher unter </text:span><text:a xlink:type="simple" xlink:href="https://codemirror.net/" text:style-name="Internet_20_link" text:visited-style-name="Visited_20_Internet_20_Link"><text:span text:style-name="T42">https://codemirror.net/</text:span></text:a><text:span text:style-name="T42"> kostenlos heruntergeladen werden kann.</text:span></text:p>
      <text:h text:style-name="P90" text:outline-level="2"><text:bookmark-start text:name="__RefHeading___Toc1781_1229950654"/>Die Sicherheit des Downloads von Patches und Paketen wurde verbessert<text:bookmark-end text:name="__RefHeading___Toc1781_1229950654"/></text:h>
      <text:p text:style-name="P133">Die Sicherheit des Downloads von Patches und Paketen wurde verbessert. <text:span text:style-name="T43">Der Download von Paketen aus der Paketquelle erfolgt nun immer über https://. Beim Download von Patches wird die MD5-Prüfsumme der Downloads vor dem Entpacken überprüft, um die Integrität der Daten sicherzustellen.</text:span><text:change-start text:change-id="ct99642672"/></text:p>
      <text:h text:style-name="P26" text:outline-level="1"><text:bookmark-start text:name="__RefHeading___Toc4663_3330299324"/><text:change-end text:change-id="ct99642672"/><text:change text:change-id="ct214544944"/><text:change text:change-id="ct214544720"/><text:change text:change-id="ct214544496"/><text:change text:change-id="ct214544272"/><text:change text:change-id="ct214544048"/><text:change-start text:change-id="ct214545168"/><text:span text:style-name="T34">D</text:span><text:change-end text:change-id="ct214545168"/>urchführung der Installation<text:bookmark-end text:name="__RefHeading___Toc4663_3330299324"/></text:h>
      <text:list xml:id="list362696650" text:style-name="L15">
        <text:list-item>
          <text:p text:style-name="P113"><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14">Wenn Sie UliCMS in de<text:span text:style-name="T32">m</text:span> Hauptordner hochgeladen haben, rufen Sie [www.ihredomain.de]/installer im Browser auf.</text:p>
        </text:list-item>
        <text:list-item>
          <text:p text:style-name="P114">Wenn Sie UliCMS in eine<text:span text:style-name="T32">m</text:span> Unterordner hochgeladen haben, rufen Sie [www.ihredomain.de]/[ihr-unterordner]/installer im Browser auf.<text:line-break/>Die eckigen Klammern sind Platzhalter.</text:p>
        </text:list-item>
        <text:list-item>
          <text:p text:style-name="P114">Folgen Sie den Anweisungen des Installationsassistenten.</text:p>
        </text:list-item>
        <text:list-item>
          <text:p text:style-name="P115"><text:bookmark-start text:name="__RefHeading__616_716240178"/>Löschen Sie nach erfolgreichen Abschluss der Installation den Ordner „installer“ vom Server.<text:bookmark-end text:name="__RefHeading__616_716240178"/><text:change-start text:change-id="ct214545392"/></text:p>
        </text:list-item>
      </text:list>
      <text:h text:style-name="Heading_20_1" text:outline-level="1"><text:bookmark-start text:name="__RefHeading___Toc6932_1558993862"/><text:change-end text:change-id="ct214545392"/><text:change text:change-id="ct214545616"/>Durchführung eines Upgrades<text:bookmark-end text:name="__RefHeading___Toc6932_1558993862"/></text:h>
      <text:p text:style-name="P27"><text:span text:style-name="T8">Ein Upgrade kann nur von UliCMS 2017.1</text:span><text:change text:change-id="ct214545840"/><text:change-start text:change-id="ct214546064"/><text:span text:style-name="T8">,</text:span><text:change-end text:change-id="ct214546064"/><text:span text:style-name="T10"> UliCMS 2017.2</text:span><text:span text:style-name="T8"> </text:span><text:change-start text:change-id="ct214546288"/><text:span text:style-name="T26">oder UliCMS 2017.3 </text:span><text:change-end text:change-id="ct214546288"/><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1443628424" text:style-name="L16">
        <text:list-item>
          <text:p text:style-name="P116">Entpacken Sie das heruntergeladene Upgrade-Paket.</text:p>
        </text:list-item>
        <text:list-item>
          <text:p text:style-name="P1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70204232027564" text:continue-numbering="true" text:style-name="L16">
        <text:list-item>
          <text:p text:style-name="P125"><draw:frame draw:style-name="fr4"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 loext:mime-type="image/png"/></draw:frame><text:change text:change-id="ct214549648"/><text:change text:change-id="ct214549424"/><text:change text:change-id="ct214549200"/><text:change text:change-id="ct214548976"/><text:change text:change-id="ct214548752"/><text:change text:change-id="ct214548528"/><text:change text:change-id="ct214548304"/><text:change text:change-id="ct214548080"/><text:change text:change-id="ct214547856"/><text:change text:change-id="ct214547632"/><text:change text:change-id="ct214547408"/><text:change text:change-id="ct214547184"/><text:change text:change-id="ct214546960"/><text:change text:change-id="ct214546736"/><text:s/>Abbildung <text:sequence text:ref-name="refIllustration20" text:name="Illustration" text:formula="ooow:Illustration+1" style:num-format="1">4</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26">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27">Loggen Sie sich nun in das CMS ein, prüfen Sie, ob eine Paketquelle für diese Version von UliCMS ausgewählt ist.</text:p>
        </text:list-item>
        <text:list-item>
          <text:p text:style-name="P128">Falls Patches für UliCMS verfügbar sind, installieren Sie diese.</text:p>
        </text:list-item>
        <text:list-item>
          <text:p text:style-name="P129">Leeren Sie den Cache des CMS.</text:p>
        </text:list-item>
        <text:list-item>
          <text:p text:style-name="P130">Rufen Sie „Pakete“ auf, und merken Sie sich alle Pakete, deren Versionsnummer rot markiert ist. Installieren Sie die neuen Versionen dieser Pakete.</text:p>
        </text:list-item>
        <text:list-item>
          <text:p text:style-name="P130">Falls Probleme mit Modulen und Themes auftreten, die nicht aus der Paketquelle stammen, prüfen Sie, ob von diesen Paketen beim Hersteller eine neue Version verfügbar ist, und installieren Sie diese gegebenenfalls.</text:p>
        </text:list-item>
      </text:list>
      <text:h text:style-name="P80"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text:s/>Abbildung 1: Screenshot: Konfiguration Mailversand mit PHPMailer<text:tab/>4</text:p>
          <text:p text:style-name="P97"><text:s/>Abbildung 2: Screenshot: Eigentümer Gruppe einer Seite<text:tab/>7</text:p>
          <text:p text:style-name="P97"><text:s/>Abbildung 3: Screenshot: Custom Fields - Feldtypen zum Hochladen von Dateien<text:tab/>9</text:p>
          <text:p text:style-name="P97"><text:s/>Abbildung 4: Abbildung, setzen der Datei-Berechtigungen auf dem FTP-Server<text:tab/>12</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6T07:02:03.228999716">06.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1M52S</meta:editing-duration>
    <meta:editing-cycles>953</meta:editing-cycles>
    <meta:generator>LibreOffice/5.4.5.1$Windows_X86_64 LibreOffice_project/79c9829dd5d8054ec39a82dc51cd9eff340dbee8</meta:generator>
    <dc:date>2018-04-06T07:01:33.440000000</dc:date>
    <meta:document-statistic meta:table-count="0" meta:image-count="11" meta:object-count="0" meta:page-count="15" meta:paragraph-count="177" meta:word-count="1876" meta:character-count="14140" meta:non-whitespace-character-count="12500"/>
  </office:meta>
</office:document-meta>
</file>